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C000002474738A7E59B3CA5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44pt" fo:font-style="italic" fo:font-weight="bold" officeooo:rsid="0007c134" officeooo:paragraph-rsid="0007c134" style:font-size-asian="44pt" style:font-style-asian="italic" style:font-weight-asian="bold" style:font-size-complex="4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3035in" svg:y="3.8945in" svg:width="4.639in" svg:height="5.6811in" draw:z-index="0"><draw:image xlink:href="Pictures/10000201000001DC000002474738A7E59B3CA556.png" xlink:type="simple" xlink:show="embed" xlink:actuate="onLoad" loext:mime-type="image/png"/></draw:frame>LAKE EAGLES 3761</text:p>
      <text:p text:style-name="P1">FOOD LAW</text:p>
      <text:p text:style-name="P1"/>
      <text:p text:style-name="P1">Fall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2:49:59.813164222</meta:creation-date>
    <meta:print-date>2019-10-29T22:56:38.252410786</meta:print-date>
    <dc:date>2019-10-29T22:57:48.471607736</dc:date>
    <meta:editing-duration>PT7M50S</meta:editing-duration>
    <meta:editing-cycles>1</meta:editing-cycles>
    <meta:document-statistic meta:table-count="0" meta:image-count="1" meta:object-count="0" meta:page-count="1" meta:paragraph-count="3" meta:word-count="7" meta:character-count="33" meta:non-whitespace-character-count="29"/>
    <meta:generator>LibreOffice/6.0.7.3$Linux_X86_64 LibreOffice_project/00m0$Build-3</meta:generator>
  </office:meta>
</office:document-meta>
</file>